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938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1.448cm"/>
    </style:style>
    <style:style style:name="co5" style:family="table-column">
      <style:table-column-properties fo:break-before="auto" style:column-width="1.558cm"/>
    </style:style>
    <style:style style:name="co6" style:family="table-column">
      <style:table-column-properties fo:break-before="auto" style:column-width="2.67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ulukko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Default" office:value-type="string">
            <text:p>Anip – toteutunut aikataulu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>
            <text:p>Päivä</text:p>
          </table:table-cell>
          <table:table-cell office:value-type="string">
            <text:p>Aihe</text:p>
          </table:table-cell>
          <table:table-cell office:value-type="string">
            <text:p>Tuntia</text:p>
          </table:table-cell>
          <table:table-cell office:value-type="string">
            <text:p>Arvioitu</text:p>
          </table:table-cell>
          <table:table-cell office:value-type="string">
            <text:p>Ylitys %</text:p>
          </table:table-cell>
          <table:table-cell office:value-type="string">
            <text:p>Huomiot</text:p>
          </table:table-cell>
          <table:table-cell/>
        </table:table-row>
        <table:table-row table:style-name="ro1">
          <table:table-cell office:value-type="date" office:date-value="2008-10-21">
            <text:p>21.10.08</text:p>
          </table:table-cell>
          <table:table-cell office:value-type="string">
            <text:p>BMP:n luku ja näyttö ruudulle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date" office:date-value="2008-10-22">
            <text:p>22.10.08</text:p>
          </table:table-cell>
          <table:table-cell office:value-type="string">
            <text:p>BMP:n luku ja näyttö ruudulle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string">
            <text:p>Meni aikaa huomata, että Javassa arvoaluetta 0..255 ei voi tallentaa tyyppiin byte, vaan pitää käyttää shortia.</text:p>
          </table:table-cell>
          <table:table-cell/>
        </table:table-row>
        <table:table-row table:style-name="ro1">
          <table:table-cell office:value-type="date" office:date-value="2008-10-22">
            <text:p>22.10.08</text:p>
          </table:table-cell>
          <table:table-cell office:value-type="string">
            <text:p>BMP:n kirjoittaminen</text:p>
          </table:table-cell>
          <table:table-cell office:value-type="float" office:value="1.5">
            <text:p>1,5</text:p>
          </table:table-cell>
          <table:table-cell table:number-columns-repeated="4"/>
        </table:table-row>
        <table:table-row table:style-name="ro1">
          <table:table-cell office:value-type="date" office:date-value="2008-10-22">
            <text:p>22.10.08</text:p>
          </table:table-cell>
          <table:table-cell office:value-type="string">
            <text:p>Javadocit Bitmap, BMPFile, ByteIO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Onpahan valmiina.</text:p>
          </table:table-cell>
          <table:table-cell/>
        </table:table-row>
        <table:table-row table:style-name="ro1">
          <table:table-cell office:value-type="date" office:date-value="2008-10-22">
            <text:p>22.10.08</text:p>
          </table:table-cell>
          <table:table-cell office:value-type="string">
            <text:p>APEncoder: kahden kuvan väliset muutokse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Piti tehdä myös konstruktori ja metodi, joka muuttaa kuvan koon 8:lla jaolliseksi lohkovertailua varten.</text:p>
          </table:table-cell>
          <table:table-cell/>
        </table:table-row>
        <table:table-row table:style-name="ro1">
          <table:table-cell office:value-type="date" office:date-value="2008-10-23">
            <text:p>23.10.08</text:p>
          </table:table-cell>
          <table:table-cell office:value-type="string">
            <text:p>Octree-paletinkvantisointi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hdessä päivässä koodi valmiiksi, pitää enää vähän testata ja debugata :)</text:p>
          </table:table-cell>
          <table:table-cell/>
        </table:table-row>
        <table:table-row table:style-name="ro1">
          <table:table-cell office:value-type="date" office:date-value="2008-10-23">
            <text:p>23.10.08</text:p>
          </table:table-cell>
          <table:table-cell office:value-type="string">
            <text:p>Median cutin arviointi octreetä paremmaksi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uli mieleen vasta toteuttaessa octreeta ja ymmärtäessä sitä paremmin. Näin siinä joskus käy.</text:p>
          </table:table-cell>
          <table:table-cell/>
        </table:table-row>
        <table:table-row table:style-name="ro1">
          <table:table-cell office:value-type="date" office:date-value="2008-10-24">
            <text:p>24.10.08</text:p>
          </table:table-cell>
          <table:table-cell office:value-type="string">
            <text:p>Median cut -paletinkvantisointi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Median cut oli tosiaan octreetä helpompi toteuttaa.</text:p>
          </table:table-cell>
          <table:table-cell/>
        </table:table-row>
        <table:table-row table:style-name="ro1">
          <table:table-cell office:value-type="date" office:date-value="2008-10-24">
            <text:p>24.10.08</text:p>
          </table:table-cell>
          <table:table-cell office:value-type="string">
            <text:p>Lohkopalettioperaatiot.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Värien rajoittaminen käytetyimpiin ei ole riittävän laadukasta. Toimisiko median cut tässäkin?</text:p>
          </table:table-cell>
          <table:table-cell/>
        </table:table-row>
        <table:table-row table:style-name="ro1">
          <table:table-cell office:value-type="date" office:date-value="2008-10-25">
            <text:p>25.10.08</text:p>
          </table:table-cell>
          <table:table-cell office:value-type="string">
            <text:p>Lohkopaletin muodostus median cutilla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Laatu hyvä, mutta lohkopalettia varten pitää tehdä optimoitu median cut.</text:p>
          </table:table-cell>
          <table:table-cell/>
        </table:table-row>
        <table:table-row table:style-name="ro1">
          <table:table-cell office:value-type="date" office:date-value="2008-10-26">
            <text:p>26.10.08</text:p>
          </table:table-cell>
          <table:table-cell office:value-type="string">
            <text:p>Lohkopaletille optimoitu listaversio median cutista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Aikaa meni optimaalisen luokkarakenteen kehittämiseen.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office:value-type="string">
            <text:p>Tuntia viikossa:</text:p>
          </table:table-cell>
          <table:table-cell table:formula="of:=SUM([.C5:.C15])" office:value-type="float" office:value="44">
            <text:p>44</text:p>
          </table:table-cell>
        </table:table-row>
        <table:table-row table:style-name="ro1">
          <table:table-cell office:value-type="date" office:date-value="2008-10-27">
            <text:p>27.10.08</text:p>
          </table:table-cell>
          <table:table-cell office:value-type="string">
            <text:p>Komentoriviparametrien käsittely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08-10-27">
            <text:p>27.10.08</text:p>
          </table:table-cell>
          <table:table-cell office:value-type="string">
            <text:p>Komentoriviparametrien käsittely</text:p>
          </table:table-cell>
          <table:table-cell office:value-type="float" office:value="0.75">
            <text:p>0,75</text:p>
          </table:table-cell>
          <table:table-cell table:number-columns-repeated="4"/>
        </table:table-row>
        <table:table-row table:style-name="ro1">
          <table:table-cell office:value-type="date" office:date-value="2008-10-28">
            <text:p>28.10.08</text:p>
          </table:table-cell>
          <table:table-cell office:value-type="string">
            <text:p>APEncoder: tiedoston aloittaminen ja viimeistely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08-10-28">
            <text:p>28.10.08</text:p>
          </table:table-cell>
          <table:table-cell office:value-type="string">
            <text:p>APEncoder: ylätason metodi kuvan pakkaamiseen</text:p>
          </table:table-cell>
          <table:table-cell office:value-type="float" office:value="1.5">
            <text:p>1,5</text:p>
          </table:table-cell>
          <table:table-cell table:number-columns-repeated="4"/>
        </table:table-row>
        <table:table-row table:style-name="ro1">
          <table:table-cell office:value-type="date" office:date-value="2008-10-29">
            <text:p>29.10.08</text:p>
          </table:table-cell>
          <table:table-cell office:value-type="string">
            <text:p>APEncoder: ylätason metodi kuvan pakkaamiseen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date" office:date-value="2008-10-30">
            <text:p>30.10.08</text:p>
          </table:table-cell>
          <table:table-cell office:value-type="string">
            <text:p>APDecoder: videon yksinkertainen purkaminen</text:p>
          </table:table-cell>
          <table:table-cell office:value-type="float" office:value="2.5">
            <text:p>2,5</text:p>
          </table:table-cell>
          <table:table-cell table:number-columns-repeated="4"/>
        </table:table-row>
        <table:table-row table:style-name="ro1">
          <table:table-cell office:value-type="date" office:date-value="2008-10-31">
            <text:p>31.10.08</text:p>
          </table:table-cell>
          <table:table-cell office:value-type="string">
            <text:p>APDecoder toimimaan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string">
            <text:p>Koodi kopioitu APEncoderista. Sitä voisi ehkä optimoida purkamiseen.</text:p>
          </table:table-cell>
          <table:table-cell/>
        </table:table-row>
        <table:table-row table:style-name="ro1">
          <table:table-cell office:value-type="date" office:date-value="2008-11-01">
            <text:p>01.11.08</text:p>
          </table:table-cell>
          <table:table-cell office:value-type="string">
            <text:p>Dokumentaatioon kuvahavainnollistus pakkauksesta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date" office:date-value="2008-11-01">
            <text:p>01.11.08</text:p>
          </table:table-cell>
          <table:table-cell office:value-type="string">
            <text:p>Animaatiotiedoston luominen komentoriviparametreilla</text:p>
          </table:table-cell>
          <table:table-cell office:value-type="float" office:value="0.4">
            <text:p>0,4</text:p>
          </table:table-cell>
          <table:table-cell table:number-columns-repeated="4"/>
        </table:table-row>
        <table:table-row table:style-name="ro1">
          <table:table-cell office:value-type="date" office:date-value="2008-11-02">
            <text:p>02.11.08</text:p>
          </table:table-cell>
          <table:table-cell office:value-type="string">
            <text:p>Lohkon pikselien pakkau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date" office:date-value="2008-11-02">
            <text:p>02.11.08</text:p>
          </table:table-cell>
          <table:table-cell office:value-type="string">
            <text:p>Dokumentaatio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office:value-type="string">
            <text:p>Tuntia viikossa:</text:p>
          </table:table-cell>
          <table:table-cell table:formula="of:=SUM([.C17:.C27])" office:value-type="float" office:value="22.65">
            <text:p>22,65</text:p>
          </table:table-cell>
        </table:table-row>
        <table:table-row table:style-name="ro1">
          <table:table-cell office:value-type="date" office:date-value="2008-11-03">
            <text:p>03.11.08</text:p>
          </table:table-cell>
          <table:table-cell office:value-type="string">
            <text:p>Lohkon pikselien pakkaus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08-11-03">
            <text:p>03.11.08</text:p>
          </table:table-cell>
          <table:table-cell office:value-type="string">
            <text:p>Lohkon pikselien pakkau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Tehokkaalla 4-bittisellä koodauksella pakkaaminen virheettömästi vei aikaa. Piti testata kunnolla.</text:p>
          </table:table-cell>
          <table:table-cell/>
        </table:table-row>
        <table:table-row table:style-name="ro1">
          <table:table-cell office:value-type="date" office:date-value="2008-11-04">
            <text:p>04.11.08</text:p>
          </table:table-cell>
          <table:table-cell office:value-type="string">
            <text:p>Dokumentaatio</text:p>
          </table:table-cell>
          <table:table-cell office:value-type="float" office:value="1.5">
            <text:p>1,5</text:p>
          </table:table-cell>
          <table:table-cell table:number-columns-repeated="4"/>
        </table:table-row>
        <table:table-row table:style-name="ro1">
          <table:table-cell office:value-type="date" office:date-value="2008-11-04">
            <text:p>04.11.08</text:p>
          </table:table-cell>
          <table:table-cell office:value-type="string">
            <text:p>Dokumentaatio</text:p>
          </table:table-cell>
          <table:table-cell office:value-type="float" office:value="0.5">
            <text:p>0,5</text:p>
          </table:table-cell>
          <table:table-cell table:number-columns-repeated="4"/>
        </table:table-row>
        <table:table-row table:style-name="ro1">
          <table:table-cell office:value-type="date" office:date-value="2008-11-04">
            <text:p>04.11.08</text:p>
          </table:table-cell>
          <table:table-cell office:value-type="string">
            <text:p>APEncoder: väliaikainen puskuri koko pakatulle kuvadatall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date" office:date-value="2008-11-04">
            <text:p>04.11.08</text:p>
          </table:table-cell>
          <table:table-cell office:value-type="string">
            <text:p>APEncoder: lohkon pikselien pakkaus tiedostoon asti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date" office:date-value="2008-11-05">
            <text:p>05.11.08</text:p>
          </table:table-cell>
          <table:table-cell office:value-type="string">
            <text:p>Lohkojen muuttuvuustiedon pakkaaminen ja purkaminen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Olin väsynyt, suunnittelin huonosti, koodasin bugisesti. Ei saisi valvoa.</text:p>
          </table:table-cell>
          <table:table-cell/>
        </table:table-row>
        <table:table-row table:style-name="ro1">
          <table:table-cell office:value-type="date" office:date-value="2008-11-06">
            <text:p>06.11.08</text:p>
          </table:table-cell>
          <table:table-cell office:value-type="string">
            <text:p>Lohkojen muuttuvuustiedon pakkaaminen ja purkamine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oimii lopultakin.</text:p>
          </table:table-cell>
          <table:table-cell/>
        </table:table-row>
        <table:table-row table:style-name="ro1">
          <table:table-cell office:value-type="date" office:date-value="2008-11-06">
            <text:p>06.11.08</text:p>
          </table:table-cell>
          <table:table-cell office:value-type="string">
            <text:p>APDecoderin päivitys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Ensi kerralla: kun muutat tiedoston rakennetta, tee se metodi kerrallaan ensin encoderiin ja sit decoderiin.</text:p>
          </table:table-cell>
          <table:table-cell/>
        </table:table-row>
        <table:table-row table:style-name="ro1">
          <table:table-cell office:value-type="date" office:date-value="2008-11-06">
            <text:p>06.11.08</text:p>
          </table:table-cell>
          <table:table-cell office:value-type="string">
            <text:p>APDecoderin päivity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ytkin tartti heksadumppauksia ja heksaeditoria, että sai ongelmaa ratkottua.</text:p>
          </table:table-cell>
          <table:table-cell/>
        </table:table-row>
        <table:table-row table:style-name="ro1">
          <table:table-cell office:value-type="date" office:date-value="2008-11-07">
            <text:p>07.11.08</text:p>
          </table:table-cell>
          <table:table-cell office:value-type="string">
            <text:p>APDecoderin päivitys ja bugien listimistä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Pikseli- ja muuttuvuusdatan pakkaaminen RLE:llä on selvästikin haastavaa.</text:p>
          </table:table-cell>
          <table:table-cell/>
        </table:table-row>
        <table:table-row table:style-name="ro1">
          <table:table-cell office:value-type="date" office:date-value="2008-11-08">
            <text:p>08.11.08</text:p>
          </table:table-cell>
          <table:table-cell office:value-type="string">
            <text:p>Koodin siivousta ja kommentointia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office:value-type="string">
            <text:p>Tuntia viikossa:</text:p>
          </table:table-cell>
          <table:table-cell table:formula="of:=SUM([.C29:.C41])" office:value-type="float" office:value="30">
            <text:p>30</text:p>
          </table:table-cell>
        </table:table-row>
        <table:table-row table:style-name="ro1">
          <table:table-cell office:value-type="date" office:date-value="2008-11-10">
            <text:p>10.11.08</text:p>
          </table:table-cell>
          <table:table-cell office:value-type="string">
            <text:p>Median cutin virittämistä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date" office:date-value="2008-11-11">
            <text:p>11.11.08</text:p>
          </table:table-cell>
          <table:table-cell office:value-type="string">
            <text:p>Octreen väsäystä paletin sovittamiseen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Octreen laatu on kaamean ala-arvoinen. Ei voi hyväksyy.</text:p>
          </table:table-cell>
          <table:table-cell/>
        </table:table-row>
        <table:table-row table:style-name="ro1">
          <table:table-cell office:value-type="date" office:date-value="2008-11-12">
            <text:p>12.11.08</text:p>
          </table:table-cell>
          <table:table-cell office:value-type="string">
            <text:p>Pienin etäisyys -paletinsovituksen optimointi.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date" office:date-value="2008-11-12">
            <text:p>12.11.08</text:p>
          </table:table-cell>
          <table:table-cell office:value-type="string">
            <text:p>Dokumentaatio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08-11-13">
            <text:p>13.11.08</text:p>
          </table:table-cell>
          <table:table-cell office:value-type="string">
            <text:p>Animaation näyttäminen ruudulle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08-11-14">
            <text:p>14.11.08</text:p>
          </table:table-cell>
          <table:table-cell office:value-type="string">
            <text:p>Jotain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date" office:date-value="2008-11-15">
            <text:p>15.11.08</text:p>
          </table:table-cell>
          <table:table-cell office:value-type="string">
            <text:p>Cover tree paletinsovitusta varten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date" office:date-value="2008-11-24">
            <text:p>24.11.08</text:p>
          </table:table-cell>
          <table:table-cell office:value-type="string">
            <text:p>Dokumentaatio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08-11-25">
            <text:p>25.11.08</text:p>
          </table:table-cell>
          <table:table-cell office:value-type="string">
            <text:p>Dokumentaatio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08-11-26">
            <text:p>26.11.08</text:p>
          </table:table-cell>
          <table:table-cell office:value-type="string">
            <text:p>Debuggausta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date" office:date-value="2008-11-27">
            <text:p>27.11.08</text:p>
          </table:table-cell>
          <table:table-cell office:value-type="string">
            <text:p>Debuggausta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08-11-28">
            <text:p>28.11.08</text:p>
          </table:table-cell>
          <table:table-cell office:value-type="string">
            <text:p>Optimointikokeilut cover treellä ja octreellä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Epätyydyttävä tulos kummallakin.</text:p>
          </table:table-cell>
          <table:table-cell/>
        </table:table-row>
        <table:table-row table:style-name="ro1">
          <table:table-cell office:value-type="date" office:date-value="2008-11-29">
            <text:p>29.11.08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>
            <text:p>Tuntia yhteensä</text:p>
          </table:table-cell>
          <table:table-cell table:formula="of:=SUM([.C5:.C55])" office:value-type="float" office:value="142.65">
            <text:p>142,65</text:p>
          </table:table-cell>
          <table:table-cell table:number-columns-repeated="4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8">28.11.2008</text:date>, <text:time>22:51:19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Artturi Tilanterä</meta:initial-creator>
    <meta:creation-date>2008-10-22T00:02:29</meta:creation-date>
    <dc:creator>Artturi Tilanterä</dc:creator>
    <dc:date>2008-11-28T22:51:19</dc:date>
    <meta:editing-cycles>62</meta:editing-cycles>
    <meta:editing-duration>PT07H08M57S</meta:editing-duration>
    <meta:document-statistic meta:table-count="3" meta:cell-count="172" meta:object-count="0"/>
    <meta:user-defined meta:name="Info 1"/>
    <meta:user-defined meta:name="Info 2"/>
    <meta:user-defined meta:name="Info 3"/>
    <meta:user-defined meta:name="Info 4"/>
  </office:meta>
</office:document-meta>
</file>